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ata00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ata003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">
            <text:p>1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6">
            <text:p>2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7">
            <text:p>2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8">
            <text:p>2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9">
            <text:p>2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0">
            <text:p>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1">
            <text:p>3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2">
            <text:p>3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3">
            <text:p>3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4">
            <text:p>3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5">
            <text:p>3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6">
            <text:p>3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7">
            <text:p>3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8">
            <text:p>3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9">
            <text:p>3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0">
            <text:p>4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1">
            <text:p>4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3">
            <text:p>4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4">
            <text:p>4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5">
            <text:p>4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6">
            <text:p>4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7">
            <text:p>4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8">
            <text:p>4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9">
            <text:p>4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0">
            <text:p>5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2">
            <text:p>5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3">
            <text:p>5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4">
            <text:p>5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5">
            <text:p>5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6">
            <text:p>5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7">
            <text:p>5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8">
            <text:p>5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9">
            <text:p>5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60">
            <text:p>6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61">
            <text:p>6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62">
            <text:p>6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63">
            <text:p>6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64">
            <text:p>6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65">
            <text:p>6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66">
            <text:p>6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67">
            <text:p>6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68">
            <text:p>6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69">
            <text:p>6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70">
            <text:p>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71">
            <text:p>7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72">
            <text:p>7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73">
            <text:p>7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74">
            <text:p>7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75">
            <text:p>7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76">
            <text:p>7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77">
            <text:p>7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78">
            <text:p>7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79">
            <text:p>7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80">
            <text:p>8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81">
            <text:p>8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82">
            <text:p>8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83">
            <text:p>8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84">
            <text:p>8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85">
            <text:p>8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86">
            <text:p>8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87">
            <text:p>8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88">
            <text:p>8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89">
            <text:p>8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90">
            <text:p>9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91">
            <text:p>9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92">
            <text:p>9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93">
            <text:p>9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94">
            <text:p>9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95">
            <text:p>9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96">
            <text:p>9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97">
            <text:p>9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98">
            <text:p>9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99">
            <text:p>9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00">
            <text:p>10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01">
            <text:p>10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02">
            <text:p>10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03">
            <text:p>10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04">
            <text:p>10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05">
            <text:p>10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06">
            <text:p>10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07">
            <text:p>10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08">
            <text:p>10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09">
            <text:p>10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0">
            <text:p>1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1">
            <text:p>1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2">
            <text:p>1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3">
            <text:p>1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4">
            <text:p>1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5">
            <text:p>11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6">
            <text:p>11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7">
            <text:p>1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8">
            <text:p>11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9">
            <text:p>11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0">
            <text:p>12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1">
            <text:p>12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2">
            <text:p>12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3">
            <text:p>12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4">
            <text:p>12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5">
            <text:p>12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6">
            <text:p>12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7">
            <text:p>12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8">
            <text:p>12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9">
            <text:p>12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0">
            <text:p>13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1">
            <text:p>13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2">
            <text:p>13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3">
            <text:p>13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4">
            <text:p>13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5">
            <text:p>13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6">
            <text:p>13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7">
            <text:p>13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8">
            <text:p>13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9">
            <text:p>13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0">
            <text:p>14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1">
            <text:p>14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2">
            <text:p>14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3">
            <text:p>14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4">
            <text:p>14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5">
            <text:p>14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6">
            <text:p>14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7">
            <text:p>14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8">
            <text:p>14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9">
            <text:p>14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0">
            <text:p>15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1">
            <text:p>15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2">
            <text:p>15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3">
            <text:p>15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4">
            <text:p>15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5">
            <text:p>15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6">
            <text:p>15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7">
            <text:p>15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8">
            <text:p>15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9">
            <text:p>15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0">
            <text:p>16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1">
            <text:p>16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2">
            <text:p>16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3">
            <text:p>16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4">
            <text:p>16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5">
            <text:p>16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6">
            <text:p>16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7">
            <text:p>16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8">
            <text:p>16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9">
            <text:p>16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0">
            <text:p>17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1">
            <text:p>17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2">
            <text:p>17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3">
            <text:p>17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4">
            <text:p>17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5">
            <text:p>17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6">
            <text:p>17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7">
            <text:p>17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8">
            <text:p>17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9">
            <text:p>17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0">
            <text:p>18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1">
            <text:p>18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2">
            <text:p>18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3">
            <text:p>18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4">
            <text:p>18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5">
            <text:p>18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6">
            <text:p>18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7">
            <text:p>18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8">
            <text:p>18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9">
            <text:p>18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90">
            <text:p>19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91">
            <text:p>19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92">
            <text:p>19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93">
            <text:p>19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94">
            <text:p>19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95">
            <text:p>19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96">
            <text:p>19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97">
            <text:p>19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98">
            <text:p>19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99">
            <text:p>19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">
            <text:p>20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">
            <text:p>20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2">
            <text:p>20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3">
            <text:p>20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4">
            <text:p>20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5">
            <text:p>20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6">
            <text:p>20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7">
            <text:p>20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8">
            <text:p>20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9">
            <text:p>20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10">
            <text:p>2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11">
            <text:p>2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12">
            <text:p>2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13">
            <text:p>2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14">
            <text:p>21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15">
            <text:p>2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16">
            <text:p>21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17">
            <text:p>21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18">
            <text:p>2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19">
            <text:p>21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20">
            <text:p>2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21">
            <text:p>22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22">
            <text:p>22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23">
            <text:p>22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24">
            <text:p>22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25">
            <text:p>22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26">
            <text:p>2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27">
            <text:p>22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28">
            <text:p>22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29">
            <text:p>22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30">
            <text:p>23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31">
            <text:p>23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32">
            <text:p>23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33">
            <text:p>23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34">
            <text:p>23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35">
            <text:p>23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36">
            <text:p>23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37">
            <text:p>23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38">
            <text:p>23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39">
            <text:p>23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40">
            <text:p>24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41">
            <text:p>24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42">
            <text:p>24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43">
            <text:p>24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44">
            <text:p>24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45">
            <text:p>24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46">
            <text:p>24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47">
            <text:p>24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48">
            <text:p>24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49">
            <text:p>24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50">
            <text:p>25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51">
            <text:p>25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52">
            <text:p>25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53">
            <text:p>25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54">
            <text:p>25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55">
            <text:p>25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56">
            <text:p>25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57">
            <text:p>25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58">
            <text:p>25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59">
            <text:p>25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60">
            <text:p>26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61">
            <text:p>26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62">
            <text:p>26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63">
            <text:p>26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64">
            <text:p>26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65">
            <text:p>26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66">
            <text:p>26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67">
            <text:p>26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68">
            <text:p>26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69">
            <text:p>26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70">
            <text:p>27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71">
            <text:p>27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72">
            <text:p>27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73">
            <text:p>27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74">
            <text:p>27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75">
            <text:p>27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76">
            <text:p>27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77">
            <text:p>27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78">
            <text:p>27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79">
            <text:p>27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80">
            <text:p>2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81">
            <text:p>28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82">
            <text:p>28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83">
            <text:p>28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84">
            <text:p>28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85">
            <text:p>28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86">
            <text:p>28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87">
            <text:p>28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88">
            <text:p>28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89">
            <text:p>28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90">
            <text:p>29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91">
            <text:p>29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92">
            <text:p>29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93">
            <text:p>29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94">
            <text:p>29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95">
            <text:p>29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96">
            <text:p>29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97">
            <text:p>29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98">
            <text:p>29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99">
            <text:p>29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00">
            <text:p>3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01">
            <text:p>30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02">
            <text:p>30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03">
            <text:p>30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04">
            <text:p>30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05">
            <text:p>30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06">
            <text:p>30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07">
            <text:p>30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08">
            <text:p>30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09">
            <text:p>30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10">
            <text:p>3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11">
            <text:p>3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12">
            <text:p>3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13">
            <text:p>3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14">
            <text:p>31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15">
            <text:p>3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16">
            <text:p>31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17">
            <text:p>31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18">
            <text:p>31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19">
            <text:p>3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20">
            <text:p>32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21">
            <text:p>32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22">
            <text:p>3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23">
            <text:p>32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24">
            <text:p>32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25">
            <text:p>32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26">
            <text:p>3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27">
            <text:p>32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28">
            <text:p>32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29">
            <text:p>32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30">
            <text:p>3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31">
            <text:p>33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32">
            <text:p>3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33">
            <text:p>33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34">
            <text:p>33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35">
            <text:p>33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36">
            <text:p>33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37">
            <text:p>33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38">
            <text:p>33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39">
            <text:p>33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40">
            <text:p>34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41">
            <text:p>34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42">
            <text:p>34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43">
            <text:p>34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44">
            <text:p>34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45">
            <text:p>34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46">
            <text:p>34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47">
            <text:p>34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48">
            <text:p>34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49">
            <text:p>34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50">
            <text:p>35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51">
            <text:p>35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52">
            <text:p>35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53">
            <text:p>35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54">
            <text:p>35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55">
            <text:p>35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56">
            <text:p>3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57">
            <text:p>35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58">
            <text:p>35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59">
            <text:p>35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60">
            <text:p>3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61">
            <text:p>36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62">
            <text:p>3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63">
            <text:p>36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64">
            <text:p>36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65">
            <text:p>3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66">
            <text:p>36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67">
            <text:p>36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68">
            <text:p>36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69">
            <text:p>36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70">
            <text:p>37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71">
            <text:p>37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72">
            <text:p>37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73">
            <text:p>37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74">
            <text:p>37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75">
            <text:p>37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76">
            <text:p>37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77">
            <text:p>37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78">
            <text:p>37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79">
            <text:p>37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80">
            <text:p>38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81">
            <text:p>38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82">
            <text:p>38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83">
            <text:p>38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84">
            <text:p>38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85">
            <text:p>38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86">
            <text:p>38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87">
            <text:p>38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88">
            <text:p>38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89">
            <text:p>38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90">
            <text:p>3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91">
            <text:p>39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92">
            <text:p>3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93">
            <text:p>39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94">
            <text:p>39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95">
            <text:p>39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96">
            <text:p>39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97">
            <text:p>39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98">
            <text:p>39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399">
            <text:p>39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00">
            <text:p>4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01">
            <text:p>40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02">
            <text:p>40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03">
            <text:p>40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04">
            <text:p>40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05">
            <text:p>40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06">
            <text:p>40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07">
            <text:p>40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08">
            <text:p>40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09">
            <text:p>40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10">
            <text:p>4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11">
            <text:p>4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12">
            <text:p>4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13">
            <text:p>4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14">
            <text:p>41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15">
            <text:p>4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16">
            <text:p>41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17">
            <text:p>41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18">
            <text:p>41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19">
            <text:p>4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20">
            <text:p>42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21">
            <text:p>42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22">
            <text:p>4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23">
            <text:p>42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24">
            <text:p>42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25">
            <text:p>42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26">
            <text:p>4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27">
            <text:p>42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28">
            <text:p>42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29">
            <text:p>42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30">
            <text:p>4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31">
            <text:p>43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32">
            <text:p>4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33">
            <text:p>43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34">
            <text:p>43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35">
            <text:p>43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36">
            <text:p>43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37">
            <text:p>43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38">
            <text:p>43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39">
            <text:p>43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40">
            <text:p>44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41">
            <text:p>44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42">
            <text:p>44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43">
            <text:p>44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44">
            <text:p>44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45">
            <text:p>44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46">
            <text:p>44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47">
            <text:p>44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48">
            <text:p>44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49">
            <text:p>44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50">
            <text:p>45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51">
            <text:p>45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52">
            <text:p>45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53">
            <text:p>45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54">
            <text:p>45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55">
            <text:p>45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56">
            <text:p>4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57">
            <text:p>45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58">
            <text:p>45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59">
            <text:p>45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60">
            <text:p>4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61">
            <text:p>46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62">
            <text:p>4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63">
            <text:p>46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64">
            <text:p>46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65">
            <text:p>4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66">
            <text:p>46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67">
            <text:p>46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68">
            <text:p>46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69">
            <text:p>46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70">
            <text:p>47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71">
            <text:p>47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72">
            <text:p>47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73">
            <text:p>47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74">
            <text:p>47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75">
            <text:p>47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76">
            <text:p>47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77">
            <text:p>47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78">
            <text:p>47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79">
            <text:p>47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80">
            <text:p>48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81">
            <text:p>48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82">
            <text:p>48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83">
            <text:p>48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84">
            <text:p>48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85">
            <text:p>48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86">
            <text:p>48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87">
            <text:p>48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88">
            <text:p>48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89">
            <text:p>48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90">
            <text:p>4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91">
            <text:p>49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92">
            <text:p>4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93">
            <text:p>49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94">
            <text:p>49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95">
            <text:p>49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96">
            <text:p>49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97">
            <text:p>49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98">
            <text:p>49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99">
            <text:p>49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00">
            <text:p>5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01">
            <text:p>50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02">
            <text:p>50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03">
            <text:p>50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04">
            <text:p>50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05">
            <text:p>50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06">
            <text:p>50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07">
            <text:p>50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08">
            <text:p>50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09">
            <text:p>50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10">
            <text:p>5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11">
            <text:p>5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12">
            <text:p>5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13">
            <text:p>5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14">
            <text:p>51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15">
            <text:p>5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16">
            <text:p>51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17">
            <text:p>51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18">
            <text:p>51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19">
            <text:p>5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20">
            <text:p>52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21">
            <text:p>52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22">
            <text:p>5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23">
            <text:p>52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24">
            <text:p>52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25">
            <text:p>52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26">
            <text:p>5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27">
            <text:p>52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28">
            <text:p>52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29">
            <text:p>52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30">
            <text:p>5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31">
            <text:p>53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32">
            <text:p>5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33">
            <text:p>53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34">
            <text:p>53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35">
            <text:p>53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36">
            <text:p>53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37">
            <text:p>53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38">
            <text:p>53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39">
            <text:p>53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40">
            <text:p>54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41">
            <text:p>54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42">
            <text:p>54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43">
            <text:p>54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44">
            <text:p>54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45">
            <text:p>54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46">
            <text:p>54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47">
            <text:p>54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48">
            <text:p>54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49">
            <text:p>54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50">
            <text:p>55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51">
            <text:p>55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52">
            <text:p>55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53">
            <text:p>55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54">
            <text:p>55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55">
            <text:p>55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56">
            <text:p>5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57">
            <text:p>55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58">
            <text:p>55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59">
            <text:p>55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60">
            <text:p>5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61">
            <text:p>56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62">
            <text:p>5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63">
            <text:p>56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64">
            <text:p>56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65">
            <text:p>5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66">
            <text:p>56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67">
            <text:p>56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68">
            <text:p>56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69">
            <text:p>56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70">
            <text:p>57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71">
            <text:p>57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72">
            <text:p>57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73">
            <text:p>57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74">
            <text:p>57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75">
            <text:p>57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76">
            <text:p>57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77">
            <text:p>57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78">
            <text:p>57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79">
            <text:p>57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80">
            <text:p>58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81">
            <text:p>58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82">
            <text:p>58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83">
            <text:p>58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84">
            <text:p>58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85">
            <text:p>58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86">
            <text:p>58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87">
            <text:p>58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88">
            <text:p>58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89">
            <text:p>58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90">
            <text:p>5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91">
            <text:p>59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92">
            <text:p>5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93">
            <text:p>59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94">
            <text:p>59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95">
            <text:p>59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96">
            <text:p>59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97">
            <text:p>59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98">
            <text:p>59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599">
            <text:p>59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600">
            <text:p>6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601">
            <text:p>60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602">
            <text:p>60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603">
            <text:p>60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604">
            <text:p>60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605">
            <text:p>60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606">
            <text:p>60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607">
            <text:p>60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608">
            <text:p>60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609">
            <text:p>60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610">
            <text:p>6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611">
            <text:p>6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612">
            <text:p>6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613">
            <text:p>6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614">
            <text:p>61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615">
            <text:p>6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616">
            <text:p>61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617">
            <text:p>61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618">
            <text:p>61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619">
            <text:p>6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620">
            <text:p>62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621">
            <text:p>62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622">
            <text:p>6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623">
            <text:p>62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624">
            <text:p>62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625">
            <text:p>62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626">
            <text:p>6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627">
            <text:p>62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628">
            <text:p>62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629">
            <text:p>62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630">
            <text:p>6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631">
            <text:p>63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632">
            <text:p>6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633">
            <text:p>63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634">
            <text:p>63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635">
            <text:p>63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636">
            <text:p>63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637">
            <text:p>63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638">
            <text:p>63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639">
            <text:p>63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640">
            <text:p>64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41">
            <text:p>64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42">
            <text:p>64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43">
            <text:p>64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44">
            <text:p>64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45">
            <text:p>64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46">
            <text:p>64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47">
            <text:p>64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48">
            <text:p>64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49">
            <text:p>64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50">
            <text:p>65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51">
            <text:p>65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52">
            <text:p>65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53">
            <text:p>65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54">
            <text:p>65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55">
            <text:p>65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56">
            <text:p>6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57">
            <text:p>65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58">
            <text:p>65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59">
            <text:p>65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60">
            <text:p>6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61">
            <text:p>66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62">
            <text:p>6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63">
            <text:p>66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64">
            <text:p>66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65">
            <text:p>6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66">
            <text:p>66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67">
            <text:p>66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68">
            <text:p>66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69">
            <text:p>66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70">
            <text:p>67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71">
            <text:p>67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72">
            <text:p>67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73">
            <text:p>67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74">
            <text:p>67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75">
            <text:p>67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76">
            <text:p>67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77">
            <text:p>67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78">
            <text:p>67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79">
            <text:p>67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80">
            <text:p>68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81">
            <text:p>68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82">
            <text:p>68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83">
            <text:p>68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84">
            <text:p>68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85">
            <text:p>68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86">
            <text:p>68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87">
            <text:p>68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88">
            <text:p>68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89">
            <text:p>68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90">
            <text:p>6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91">
            <text:p>69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92">
            <text:p>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93">
            <text:p>69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94">
            <text:p>69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95">
            <text:p>69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96">
            <text:p>69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97">
            <text:p>69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698">
            <text:p>69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699">
            <text:p>69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00">
            <text:p>7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01">
            <text:p>70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02">
            <text:p>70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03">
            <text:p>70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04">
            <text:p>70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05">
            <text:p>70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06">
            <text:p>70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07">
            <text:p>70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08">
            <text:p>70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09">
            <text:p>70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10">
            <text:p>7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11">
            <text:p>7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12">
            <text:p>7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13">
            <text:p>7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14">
            <text:p>71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15">
            <text:p>7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16">
            <text:p>71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17">
            <text:p>71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18">
            <text:p>71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19">
            <text:p>7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20">
            <text:p>72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21">
            <text:p>72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22">
            <text:p>7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23">
            <text:p>72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24">
            <text:p>72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25">
            <text:p>72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26">
            <text:p>7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27">
            <text:p>72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28">
            <text:p>72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29">
            <text:p>72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30">
            <text:p>7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31">
            <text:p>73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32">
            <text:p>7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33">
            <text:p>73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34">
            <text:p>73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35">
            <text:p>73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36">
            <text:p>73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37">
            <text:p>73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38">
            <text:p>73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39">
            <text:p>73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40">
            <text:p>74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41">
            <text:p>74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42">
            <text:p>74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43">
            <text:p>74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44">
            <text:p>74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45">
            <text:p>74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46">
            <text:p>74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47">
            <text:p>74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48">
            <text:p>74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49">
            <text:p>74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50">
            <text:p>75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51">
            <text:p>75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52">
            <text:p>75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53">
            <text:p>75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54">
            <text:p>75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55">
            <text:p>75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56">
            <text:p>7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57">
            <text:p>75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58">
            <text:p>75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59">
            <text:p>75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60">
            <text:p>7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61">
            <text:p>76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62">
            <text:p>7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63">
            <text:p>76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64">
            <text:p>76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65">
            <text:p>7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66">
            <text:p>76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67">
            <text:p>76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68">
            <text:p>76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69">
            <text:p>76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70">
            <text:p>77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71">
            <text:p>77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72">
            <text:p>77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73">
            <text:p>77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74">
            <text:p>77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75">
            <text:p>77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76">
            <text:p>77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77">
            <text:p>77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78">
            <text:p>77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779">
            <text:p>77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780">
            <text:p>78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781">
            <text:p>78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782">
            <text:p>78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783">
            <text:p>78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784">
            <text:p>78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785">
            <text:p>78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786">
            <text:p>78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787">
            <text:p>78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788">
            <text:p>78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789">
            <text:p>78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790">
            <text:p>7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791">
            <text:p>79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792">
            <text:p>7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793">
            <text:p>79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794">
            <text:p>79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795">
            <text:p>79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796">
            <text:p>79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797">
            <text:p>79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798">
            <text:p>79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799">
            <text:p>79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800">
            <text:p>8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801">
            <text:p>80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802">
            <text:p>80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803">
            <text:p>80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804">
            <text:p>80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805">
            <text:p>80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806">
            <text:p>80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807">
            <text:p>80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808">
            <text:p>80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809">
            <text:p>80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810">
            <text:p>8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811">
            <text:p>8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812">
            <text:p>8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813">
            <text:p>8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814">
            <text:p>81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815">
            <text:p>8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816">
            <text:p>81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817">
            <text:p>81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818">
            <text:p>81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819">
            <text:p>8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820">
            <text:p>82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821">
            <text:p>82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822">
            <text:p>8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823">
            <text:p>82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824">
            <text:p>82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825">
            <text:p>82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26">
            <text:p>8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27">
            <text:p>82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28">
            <text:p>82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29">
            <text:p>82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30">
            <text:p>8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31">
            <text:p>83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32">
            <text:p>8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33">
            <text:p>83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34">
            <text:p>83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35">
            <text:p>83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36">
            <text:p>83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37">
            <text:p>83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38">
            <text:p>83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39">
            <text:p>83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40">
            <text:p>84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41">
            <text:p>84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42">
            <text:p>84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43">
            <text:p>84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44">
            <text:p>84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45">
            <text:p>84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46">
            <text:p>84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47">
            <text:p>84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48">
            <text:p>84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49">
            <text:p>84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50">
            <text:p>85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51">
            <text:p>85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52">
            <text:p>85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53">
            <text:p>85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54">
            <text:p>85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55">
            <text:p>85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56">
            <text:p>8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57">
            <text:p>85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58">
            <text:p>85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59">
            <text:p>85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60">
            <text:p>8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61">
            <text:p>86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62">
            <text:p>8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63">
            <text:p>86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64">
            <text:p>86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65">
            <text:p>8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66">
            <text:p>86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67">
            <text:p>86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68">
            <text:p>86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69">
            <text:p>86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70">
            <text:p>87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71">
            <text:p>87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72">
            <text:p>87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873">
            <text:p>87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874">
            <text:p>87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875">
            <text:p>87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876">
            <text:p>87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877">
            <text:p>87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878">
            <text:p>87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879">
            <text:p>87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880">
            <text:p>88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881">
            <text:p>88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882">
            <text:p>88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883">
            <text:p>88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884">
            <text:p>88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885">
            <text:p>88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886">
            <text:p>88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887">
            <text:p>88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888">
            <text:p>88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889">
            <text:p>88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890">
            <text:p>8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891">
            <text:p>89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892">
            <text:p>8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893">
            <text:p>89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894">
            <text:p>89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895">
            <text:p>89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896">
            <text:p>89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897">
            <text:p>89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898">
            <text:p>89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899">
            <text:p>89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900">
            <text:p>9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901">
            <text:p>90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902">
            <text:p>90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903">
            <text:p>90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904">
            <text:p>90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905">
            <text:p>90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906">
            <text:p>90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907">
            <text:p>90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908">
            <text:p>90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909">
            <text:p>90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910">
            <text:p>9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911">
            <text:p>9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912">
            <text:p>9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913">
            <text:p>9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914">
            <text:p>91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915">
            <text:p>9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916">
            <text:p>91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917">
            <text:p>91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918">
            <text:p>91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919">
            <text:p>91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920">
            <text:p>9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921">
            <text:p>9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922">
            <text:p>92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923">
            <text:p>92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924">
            <text:p>92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925">
            <text:p>92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926">
            <text:p>92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927">
            <text:p>92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928">
            <text:p>92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929">
            <text:p>92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930">
            <text:p>93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931">
            <text:p>93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932">
            <text:p>93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933">
            <text:p>93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934">
            <text:p>93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935">
            <text:p>93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936">
            <text:p>93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937">
            <text:p>93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938">
            <text:p>93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939">
            <text:p>93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940">
            <text:p>94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941">
            <text:p>94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42">
            <text:p>94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43">
            <text:p>94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44">
            <text:p>94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45">
            <text:p>94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46">
            <text:p>94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47">
            <text:p>94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48">
            <text:p>94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49">
            <text:p>94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50">
            <text:p>95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51">
            <text:p>95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52">
            <text:p>95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53">
            <text:p>95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54">
            <text:p>95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55">
            <text:p>95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56">
            <text:p>95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57">
            <text:p>95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58">
            <text:p>95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59">
            <text:p>95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60">
            <text:p>96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61">
            <text:p>96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62">
            <text:p>96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63">
            <text:p>96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64">
            <text:p>96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65">
            <text:p>96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66">
            <text:p>96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67">
            <text:p>96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68">
            <text:p>96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69">
            <text:p>96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70">
            <text:p>97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71">
            <text:p>97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72">
            <text:p>97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73">
            <text:p>97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74">
            <text:p>97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75">
            <text:p>97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76">
            <text:p>97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77">
            <text:p>97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78">
            <text:p>97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79">
            <text:p>97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80">
            <text:p>98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81">
            <text:p>98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82">
            <text:p>98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83">
            <text:p>98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84">
            <text:p>98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85">
            <text:p>98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86">
            <text:p>98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87">
            <text:p>98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88">
            <text:p>98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89">
            <text:p>98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90">
            <text:p>99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91">
            <text:p>99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92">
            <text:p>99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93">
            <text:p>99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94">
            <text:p>99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95">
            <text:p>99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96">
            <text:p>99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97">
            <text:p>99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98">
            <text:p>99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999">
            <text:p>99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00">
            <text:p>100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01">
            <text:p>100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02">
            <text:p>100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03">
            <text:p>100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04">
            <text:p>100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05">
            <text:p>100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06">
            <text:p>100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07">
            <text:p>100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08">
            <text:p>100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09">
            <text:p>100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10">
            <text:p>10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11">
            <text:p>10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12">
            <text:p>10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13">
            <text:p>10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14">
            <text:p>10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15">
            <text:p>10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16">
            <text:p>10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17">
            <text:p>101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18">
            <text:p>101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19">
            <text:p>10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20">
            <text:p>10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21">
            <text:p>102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22">
            <text:p>102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23">
            <text:p>102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24">
            <text:p>102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25">
            <text:p>102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26">
            <text:p>102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27">
            <text:p>102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28">
            <text:p>102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29">
            <text:p>102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30">
            <text:p>103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31">
            <text:p>103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32">
            <text:p>103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33">
            <text:p>103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34">
            <text:p>103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35">
            <text:p>103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36">
            <text:p>103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37">
            <text:p>103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38">
            <text:p>103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39">
            <text:p>103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40">
            <text:p>104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41">
            <text:p>104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42">
            <text:p>104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43">
            <text:p>104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44">
            <text:p>104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45">
            <text:p>104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46">
            <text:p>104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47">
            <text:p>104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48">
            <text:p>104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49">
            <text:p>104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50">
            <text:p>105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51">
            <text:p>105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52">
            <text:p>105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53">
            <text:p>105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54">
            <text:p>105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55">
            <text:p>105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56">
            <text:p>105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57">
            <text:p>105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58">
            <text:p>105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59">
            <text:p>105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60">
            <text:p>106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61">
            <text:p>106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62">
            <text:p>106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63">
            <text:p>106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64">
            <text:p>106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65">
            <text:p>106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66">
            <text:p>106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67">
            <text:p>106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68">
            <text:p>106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69">
            <text:p>106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70">
            <text:p>107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71">
            <text:p>107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72">
            <text:p>107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73">
            <text:p>107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74">
            <text:p>107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75">
            <text:p>107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76">
            <text:p>107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77">
            <text:p>107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78">
            <text:p>107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79">
            <text:p>107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1080">
            <text:p>108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081">
            <text:p>108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082">
            <text:p>108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083">
            <text:p>108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084">
            <text:p>108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085">
            <text:p>108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086">
            <text:p>108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087">
            <text:p>108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088">
            <text:p>108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089">
            <text:p>108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090">
            <text:p>109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091">
            <text:p>109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092">
            <text:p>109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093">
            <text:p>109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094">
            <text:p>109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095">
            <text:p>109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096">
            <text:p>109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097">
            <text:p>109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098">
            <text:p>109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099">
            <text:p>109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100">
            <text:p>110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101">
            <text:p>110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102">
            <text:p>110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103">
            <text:p>110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104">
            <text:p>110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105">
            <text:p>110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106">
            <text:p>110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107">
            <text:p>110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108">
            <text:p>110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109">
            <text:p>110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110">
            <text:p>11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111">
            <text:p>11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112">
            <text:p>11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113">
            <text:p>11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114">
            <text:p>11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115">
            <text:p>111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116">
            <text:p>111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117">
            <text:p>11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118">
            <text:p>111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119">
            <text:p>111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120">
            <text:p>112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121">
            <text:p>112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122">
            <text:p>112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123">
            <text:p>112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124">
            <text:p>112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125">
            <text:p>112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1126">
            <text:p>112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27">
            <text:p>112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28">
            <text:p>112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29">
            <text:p>112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30">
            <text:p>113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31">
            <text:p>113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32">
            <text:p>113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33">
            <text:p>113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34">
            <text:p>113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35">
            <text:p>113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36">
            <text:p>113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37">
            <text:p>113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38">
            <text:p>113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39">
            <text:p>113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40">
            <text:p>114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41">
            <text:p>114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42">
            <text:p>114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43">
            <text:p>114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44">
            <text:p>114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45">
            <text:p>114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46">
            <text:p>114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47">
            <text:p>114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48">
            <text:p>114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49">
            <text:p>114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50">
            <text:p>11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51">
            <text:p>115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52">
            <text:p>115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53">
            <text:p>115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54">
            <text:p>115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55">
            <text:p>115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56">
            <text:p>115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57">
            <text:p>115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58">
            <text:p>115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59">
            <text:p>115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60">
            <text:p>11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61">
            <text:p>116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62">
            <text:p>116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63">
            <text:p>116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64">
            <text:p>116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65">
            <text:p>116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66">
            <text:p>116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67">
            <text:p>116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68">
            <text:p>116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69">
            <text:p>116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70">
            <text:p>11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71">
            <text:p>117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72">
            <text:p>117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73">
            <text:p>117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1174">
            <text:p>117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75">
            <text:p>117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76">
            <text:p>117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77">
            <text:p>117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78">
            <text:p>117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79">
            <text:p>117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80">
            <text:p>118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81">
            <text:p>118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82">
            <text:p>118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83">
            <text:p>118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84">
            <text:p>118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85">
            <text:p>118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86">
            <text:p>118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87">
            <text:p>118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88">
            <text:p>118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89">
            <text:p>118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90">
            <text:p>119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91">
            <text:p>119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92">
            <text:p>119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93">
            <text:p>119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94">
            <text:p>119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95">
            <text:p>119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96">
            <text:p>119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97">
            <text:p>119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98">
            <text:p>119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199">
            <text:p>119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00">
            <text:p>120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01">
            <text:p>120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02">
            <text:p>120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03">
            <text:p>120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04">
            <text:p>120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05">
            <text:p>120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06">
            <text:p>120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07">
            <text:p>120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08">
            <text:p>120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09">
            <text:p>120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10">
            <text:p>12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11">
            <text:p>12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12">
            <text:p>12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13">
            <text:p>121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14">
            <text:p>121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15">
            <text:p>12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16">
            <text:p>12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17">
            <text:p>12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18">
            <text:p>121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19">
            <text:p>121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20">
            <text:p>122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21">
            <text:p>122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22">
            <text:p>122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23">
            <text:p>122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24">
            <text:p>122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25">
            <text:p>12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26">
            <text:p>122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27">
            <text:p>122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28">
            <text:p>122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29">
            <text:p>122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30">
            <text:p>12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31">
            <text:p>123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32">
            <text:p>123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33">
            <text:p>123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34">
            <text:p>123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35">
            <text:p>123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36">
            <text:p>123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37">
            <text:p>123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38">
            <text:p>123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39">
            <text:p>123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40">
            <text:p>124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41">
            <text:p>124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42">
            <text:p>124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43">
            <text:p>124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44">
            <text:p>124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45">
            <text:p>124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46">
            <text:p>124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47">
            <text:p>124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48">
            <text:p>124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49">
            <text:p>124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50">
            <text:p>125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51">
            <text:p>125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52">
            <text:p>125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53">
            <text:p>125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54">
            <text:p>125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55">
            <text:p>125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56">
            <text:p>125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57">
            <text:p>125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58">
            <text:p>125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59">
            <text:p>125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60">
            <text:p>1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61">
            <text:p>126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62">
            <text:p>126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63">
            <text:p>126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64">
            <text:p>126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65">
            <text:p>126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66">
            <text:p>126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67">
            <text:p>126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68">
            <text:p>126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69">
            <text:p>126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70">
            <text:p>1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71">
            <text:p>127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72">
            <text:p>127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73">
            <text:p>127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74">
            <text:p>127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75">
            <text:p>127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76">
            <text:p>127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77">
            <text:p>127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78">
            <text:p>127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79">
            <text:p>127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80">
            <text:p>128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81">
            <text:p>128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82">
            <text:p>128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83">
            <text:p>128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84">
            <text:p>128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85">
            <text:p>128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86">
            <text:p>128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87">
            <text:p>128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88">
            <text:p>128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89">
            <text:p>128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90">
            <text:p>129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91">
            <text:p>129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92">
            <text:p>129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93">
            <text:p>129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94">
            <text:p>129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95">
            <text:p>129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96">
            <text:p>129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97">
            <text:p>129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98">
            <text:p>129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299">
            <text:p>129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00">
            <text:p>130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01">
            <text:p>130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02">
            <text:p>130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03">
            <text:p>130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04">
            <text:p>130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05">
            <text:p>130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06">
            <text:p>130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07">
            <text:p>130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08">
            <text:p>130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09">
            <text:p>130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10">
            <text:p>13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11">
            <text:p>13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12">
            <text:p>13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13">
            <text:p>13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14">
            <text:p>13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15">
            <text:p>13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16">
            <text:p>13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17">
            <text:p>131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18">
            <text:p>131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19">
            <text:p>13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20">
            <text:p>13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21">
            <text:p>132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22">
            <text:p>132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23">
            <text:p>132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24">
            <text:p>132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25">
            <text:p>132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26">
            <text:p>132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27">
            <text:p>132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28">
            <text:p>132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29">
            <text:p>132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30">
            <text:p>133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31">
            <text:p>133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32">
            <text:p>133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33">
            <text:p>133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34">
            <text:p>133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35">
            <text:p>133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36">
            <text:p>133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37">
            <text:p>133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38">
            <text:p>133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39">
            <text:p>133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40">
            <text:p>134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41">
            <text:p>134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42">
            <text:p>134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43">
            <text:p>134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44">
            <text:p>134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45">
            <text:p>134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46">
            <text:p>134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47">
            <text:p>134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48">
            <text:p>134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49">
            <text:p>134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50">
            <text:p>135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51">
            <text:p>135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52">
            <text:p>135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53">
            <text:p>135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54">
            <text:p>135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55">
            <text:p>135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56">
            <text:p>135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57">
            <text:p>135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58">
            <text:p>135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59">
            <text:p>135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60">
            <text:p>136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61">
            <text:p>136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62">
            <text:p>136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63">
            <text:p>136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64">
            <text:p>136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65">
            <text:p>136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66">
            <text:p>136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67">
            <text:p>136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68">
            <text:p>136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69">
            <text:p>136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70">
            <text:p>137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71">
            <text:p>137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72">
            <text:p>137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73">
            <text:p>137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74">
            <text:p>137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75">
            <text:p>137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76">
            <text:p>137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77">
            <text:p>137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78">
            <text:p>137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79">
            <text:p>137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80">
            <text:p>138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81">
            <text:p>138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82">
            <text:p>138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83">
            <text:p>138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84">
            <text:p>138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85">
            <text:p>138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86">
            <text:p>138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87">
            <text:p>138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88">
            <text:p>138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89">
            <text:p>138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90">
            <text:p>139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91">
            <text:p>139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92">
            <text:p>139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93">
            <text:p>139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94">
            <text:p>139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95">
            <text:p>139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96">
            <text:p>139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97">
            <text:p>139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98">
            <text:p>139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399">
            <text:p>139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00">
            <text:p>140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01">
            <text:p>140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02">
            <text:p>140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03">
            <text:p>140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04">
            <text:p>140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05">
            <text:p>140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06">
            <text:p>140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07">
            <text:p>140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08">
            <text:p>140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09">
            <text:p>140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10">
            <text:p>14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11">
            <text:p>14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12">
            <text:p>14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13">
            <text:p>14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14">
            <text:p>141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15">
            <text:p>14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16">
            <text:p>141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17">
            <text:p>141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18">
            <text:p>14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19">
            <text:p>141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20">
            <text:p>14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21">
            <text:p>142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22">
            <text:p>142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23">
            <text:p>142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24">
            <text:p>142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25">
            <text:p>142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26">
            <text:p>14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27">
            <text:p>142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28">
            <text:p>142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29">
            <text:p>142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30">
            <text:p>143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31">
            <text:p>143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32">
            <text:p>143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33">
            <text:p>143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34">
            <text:p>143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35">
            <text:p>143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36">
            <text:p>143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37">
            <text:p>143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38">
            <text:p>143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39">
            <text:p>143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40">
            <text:p>144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41">
            <text:p>144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42">
            <text:p>144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43">
            <text:p>144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44">
            <text:p>144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45">
            <text:p>144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46">
            <text:p>144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47">
            <text:p>144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48">
            <text:p>144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49">
            <text:p>144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50">
            <text:p>145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51">
            <text:p>145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52">
            <text:p>145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53">
            <text:p>145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54">
            <text:p>145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55">
            <text:p>145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56">
            <text:p>14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57">
            <text:p>145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58">
            <text:p>145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59">
            <text:p>145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60">
            <text:p>14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61">
            <text:p>146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62">
            <text:p>14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63">
            <text:p>146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64">
            <text:p>146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65">
            <text:p>14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66">
            <text:p>146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67">
            <text:p>146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68">
            <text:p>146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69">
            <text:p>146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70">
            <text:p>147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71">
            <text:p>147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72">
            <text:p>147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73">
            <text:p>147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74">
            <text:p>147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75">
            <text:p>147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76">
            <text:p>147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77">
            <text:p>147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78">
            <text:p>147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79">
            <text:p>147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80">
            <text:p>148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81">
            <text:p>148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82">
            <text:p>148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83">
            <text:p>148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84">
            <text:p>148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85">
            <text:p>148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86">
            <text:p>148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87">
            <text:p>148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88">
            <text:p>148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89">
            <text:p>148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90">
            <text:p>14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91">
            <text:p>149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92">
            <text:p>14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93">
            <text:p>149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94">
            <text:p>149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95">
            <text:p>149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96">
            <text:p>149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97">
            <text:p>149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98">
            <text:p>149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499">
            <text:p>149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00">
            <text:p>15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01">
            <text:p>150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02">
            <text:p>150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03">
            <text:p>150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04">
            <text:p>150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05">
            <text:p>150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06">
            <text:p>150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07">
            <text:p>150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08">
            <text:p>150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09">
            <text:p>150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10">
            <text:p>15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11">
            <text:p>15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12">
            <text:p>151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13">
            <text:p>15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14">
            <text:p>15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15">
            <text:p>151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16">
            <text:p>15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17">
            <text:p>15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18">
            <text:p>15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19">
            <text:p>151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20">
            <text:p>15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21">
            <text:p>152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22">
            <text:p>15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23">
            <text:p>152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24">
            <text:p>15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25">
            <text:p>15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26">
            <text:p>152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27">
            <text:p>152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28">
            <text:p>152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29">
            <text:p>152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30">
            <text:p>153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31">
            <text:p>153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32">
            <text:p>153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33">
            <text:p>153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34">
            <text:p>153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35">
            <text:p>153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36">
            <text:p>153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37">
            <text:p>153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38">
            <text:p>153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39">
            <text:p>153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40">
            <text:p>154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41">
            <text:p>15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42">
            <text:p>15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43">
            <text:p>15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44">
            <text:p>15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45">
            <text:p>154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46">
            <text:p>15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47">
            <text:p>15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48">
            <text:p>154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49">
            <text:p>154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50">
            <text:p>15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51">
            <text:p>155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52">
            <text:p>155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53">
            <text:p>155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54">
            <text:p>155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55">
            <text:p>15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56">
            <text:p>15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57">
            <text:p>155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58">
            <text:p>155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59">
            <text:p>15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60">
            <text:p>156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61">
            <text:p>156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62">
            <text:p>156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63">
            <text:p>156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64">
            <text:p>156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65">
            <text:p>156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66">
            <text:p>156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67">
            <text:p>156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68">
            <text:p>156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69">
            <text:p>156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70">
            <text:p>157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71">
            <text:p>157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72">
            <text:p>157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73">
            <text:p>157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74">
            <text:p>157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75">
            <text:p>157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76">
            <text:p>157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77">
            <text:p>157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78">
            <text:p>157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79">
            <text:p>157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80">
            <text:p>158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81">
            <text:p>158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82">
            <text:p>158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83">
            <text:p>158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84">
            <text:p>158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85">
            <text:p>158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86">
            <text:p>158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87">
            <text:p>158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88">
            <text:p>158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89">
            <text:p>158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90">
            <text:p>159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91">
            <text:p>159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92">
            <text:p>159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93">
            <text:p>159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94">
            <text:p>159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95">
            <text:p>159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96">
            <text:p>159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97">
            <text:p>159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98">
            <text:p>159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599">
            <text:p>159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00">
            <text:p>16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01">
            <text:p>160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02">
            <text:p>160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03">
            <text:p>160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04">
            <text:p>160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05">
            <text:p>160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06">
            <text:p>160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07">
            <text:p>160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08">
            <text:p>160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09">
            <text:p>160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10">
            <text:p>16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11">
            <text:p>16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12">
            <text:p>16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13">
            <text:p>16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14">
            <text:p>16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15">
            <text:p>16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16">
            <text:p>16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17">
            <text:p>16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18">
            <text:p>16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19">
            <text:p>16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20">
            <text:p>16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21">
            <text:p>162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22">
            <text:p>16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23">
            <text:p>162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24">
            <text:p>162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25">
            <text:p>162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26">
            <text:p>162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27">
            <text:p>16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28">
            <text:p>162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29">
            <text:p>162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30">
            <text:p>16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31">
            <text:p>163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32">
            <text:p>163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33">
            <text:p>16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34">
            <text:p>16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35">
            <text:p>16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36">
            <text:p>16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37">
            <text:p>16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38">
            <text:p>16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39">
            <text:p>16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40">
            <text:p>16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41">
            <text:p>16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42">
            <text:p>164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43">
            <text:p>16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44">
            <text:p>164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45">
            <text:p>164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46">
            <text:p>16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47">
            <text:p>164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48">
            <text:p>164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49">
            <text:p>16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50">
            <text:p>16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51">
            <text:p>165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52">
            <text:p>165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53">
            <text:p>165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54">
            <text:p>165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55">
            <text:p>16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56">
            <text:p>165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57">
            <text:p>165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58">
            <text:p>165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59">
            <text:p>165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60">
            <text:p>16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61">
            <text:p>166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62">
            <text:p>166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63">
            <text:p>166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64">
            <text:p>166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65">
            <text:p>166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66">
            <text:p>166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67">
            <text:p>166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68">
            <text:p>166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69">
            <text:p>166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70">
            <text:p>167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71">
            <text:p>167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72">
            <text:p>167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73">
            <text:p>167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74">
            <text:p>167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75">
            <text:p>167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76">
            <text:p>167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77">
            <text:p>167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78">
            <text:p>167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79">
            <text:p>16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80">
            <text:p>168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81">
            <text:p>168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82">
            <text:p>168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83">
            <text:p>168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84">
            <text:p>16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85">
            <text:p>168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86">
            <text:p>168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87">
            <text:p>168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88">
            <text:p>168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89">
            <text:p>168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90">
            <text:p>169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91">
            <text:p>16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92">
            <text:p>1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93">
            <text:p>169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94">
            <text:p>169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95">
            <text:p>169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96">
            <text:p>169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97">
            <text:p>169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98">
            <text:p>169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699">
            <text:p>169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00">
            <text:p>17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01">
            <text:p>170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02">
            <text:p>170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03">
            <text:p>17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04">
            <text:p>170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05">
            <text:p>170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06">
            <text:p>170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07">
            <text:p>170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08">
            <text:p>170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09">
            <text:p>170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10">
            <text:p>17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11">
            <text:p>17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12">
            <text:p>17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13">
            <text:p>17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14">
            <text:p>17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15">
            <text:p>17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16">
            <text:p>17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17">
            <text:p>17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18">
            <text:p>17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19">
            <text:p>17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20">
            <text:p>17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21">
            <text:p>17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22">
            <text:p>17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23">
            <text:p>17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24">
            <text:p>17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25">
            <text:p>17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26">
            <text:p>17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27">
            <text:p>17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28">
            <text:p>17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29">
            <text:p>17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30">
            <text:p>17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31">
            <text:p>173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32">
            <text:p>17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33">
            <text:p>17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34">
            <text:p>173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35">
            <text:p>173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36">
            <text:p>173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37">
            <text:p>173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38">
            <text:p>17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39">
            <text:p>17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40">
            <text:p>17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41">
            <text:p>174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42">
            <text:p>174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43">
            <text:p>174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44">
            <text:p>17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45">
            <text:p>17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46">
            <text:p>17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47">
            <text:p>17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48">
            <text:p>174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49">
            <text:p>17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50">
            <text:p>17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51">
            <text:p>17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52">
            <text:p>175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53">
            <text:p>175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54">
            <text:p>175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55">
            <text:p>17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56">
            <text:p>175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57">
            <text:p>175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58">
            <text:p>17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59">
            <text:p>175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60">
            <text:p>17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61">
            <text:p>17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62">
            <text:p>176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63">
            <text:p>17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64">
            <text:p>17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65">
            <text:p>17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66">
            <text:p>17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67">
            <text:p>176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68">
            <text:p>176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69">
            <text:p>176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70">
            <text:p>17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71">
            <text:p>177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72">
            <text:p>177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73">
            <text:p>177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74">
            <text:p>17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75">
            <text:p>17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76">
            <text:p>177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77">
            <text:p>177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78">
            <text:p>177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79">
            <text:p>17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80">
            <text:p>178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81">
            <text:p>17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82">
            <text:p>17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83">
            <text:p>1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85">
            <text:p>17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86">
            <text:p>17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87">
            <text:p>1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88">
            <text:p>17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89">
            <text:p>1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90">
            <text:p>1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91">
            <text:p>1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92">
            <text:p>1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93">
            <text:p>1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94">
            <text:p>17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95">
            <text:p>17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96">
            <text:p>17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97">
            <text:p>1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98">
            <text:p>17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799">
            <text:p>17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00">
            <text:p>18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01">
            <text:p>18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02">
            <text:p>18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03">
            <text:p>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04">
            <text:p>1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05">
            <text:p>18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06">
            <text:p>18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07">
            <text:p>18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08">
            <text:p>18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09">
            <text:p>18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10">
            <text:p>18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11">
            <text:p>1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13">
            <text:p>18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14">
            <text:p>18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15">
            <text:p>1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17">
            <text:p>18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18">
            <text:p>18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19">
            <text:p>18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20">
            <text:p>18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21">
            <text:p>18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22">
            <text:p>18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23">
            <text:p>1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24">
            <text:p>1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25">
            <text:p>18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26">
            <text:p>18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27">
            <text:p>1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28">
            <text:p>1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29">
            <text:p>18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30">
            <text:p>18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31">
            <text:p>1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32">
            <text:p>1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33">
            <text:p>18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34">
            <text:p>1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35">
            <text:p>1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36">
            <text:p>1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37">
            <text:p>18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38">
            <text:p>18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39">
            <text:p>1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40">
            <text:p>1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41">
            <text:p>1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42">
            <text:p>1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43">
            <text:p>18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44">
            <text:p>18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45">
            <text:p>1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46">
            <text:p>1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47">
            <text:p>18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48">
            <text:p>18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49">
            <text:p>1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1850">
            <text:p>18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ata003" style:display-name="PageStyle_data003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